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formula="of:=SUM([.B2:.F2])" office:value-type="float" office:value="22200">
            <text:p>22200</text:p>
          </table:table-cell>
          <table:table-cell table:style-name="ce8" table:formula="of:=SUM([.B19:.F19])" office:value-type="float" office:value="1498.27380952381">
            <text:p>149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1498.27380952381">
            <text:p>149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1498.27380952381">
            <text:p>149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1498.27380952381">
            <text:p>1498.2738095238</text:p>
          </table:table-cell>
          <table:table-cell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1498.27380952381">
            <text:p>149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98.27380952381">
            <text:p>149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98.27380952381">
            <text:p>149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98.27380952381">
            <text:p>149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98.27380952381">
            <text:p>149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1498.27380952381">
            <text:p>149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1498.27380952381">
            <text:p>149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1498.27380952381">
            <text:p>149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];[.D19];[.E19];[.F19])" office:value-type="float" office:value="1248.27380952381">
            <text:p>124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19:.F19])" office:value-type="float" office:value="598.75">
            <text:p>59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1498.27380952381">
            <text:p>149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 table:number-columns-repeated="2"/>
          <table:table-cell table:style-name="Default"/>
          <table:table-cell table:style-name="Default" table:formula="of:=SUM([.B19:.F19])" office:value-type="float" office:value="1498.27380952381">
            <text:p>149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1498.27380952381">
            <text:p>149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5" office:value-type="float" office:value="280">
            <text:p>280</text:p>
          </table:table-cell>
          <table:table-cell table:style-name="Default" table:number-columns-repeated="3"/>
          <table:table-cell table:style-name="ce7" office:value-type="float" office:value="4000">
            <text:p>40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7/10/2015</text:date>, <text:time>16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0T16:59:10</dc:date>
    <meta:editing-duration>PT13H34M17S</meta:editing-duration>
    <meta:editing-cycles>548</meta:editing-cycles>
    <meta:generator>OpenOffice/4.1.1$Unix OpenOffice.org_project/411m6$Build-9775</meta:generator>
    <dc:creator>employee employee</dc:creator>
    <meta:document-statistic meta:table-count="5" meta:cell-count="1146" meta:object-count="0"/>
  </office:meta>
</office:document-meta>
</file>